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96cm"/>
    </style:style>
    <style:style style:name="co2" style:family="table-column">
      <style:table-column-properties fo:break-before="auto" style:column-width="2.641cm"/>
    </style:style>
    <style:style style:name="co3" style:family="table-column">
      <style:table-column-properties fo:break-before="auto" style:column-width="2.141cm"/>
    </style:style>
    <style:style style:name="co4" style:family="table-column">
      <style:table-column-properties fo:break-before="auto" style:column-width="5.831cm"/>
    </style:style>
    <style:style style:name="co5" style:family="table-column">
      <style:table-column-properties fo:break-before="auto" style:column-width="6.553cm"/>
    </style:style>
    <style:style style:name="co6" style:family="table-column">
      <style:table-column-properties fo:break-before="auto" style:column-width="6.197cm"/>
    </style:style>
    <style:style style:name="co7" style:family="table-column">
      <style:table-column-properties fo:break-before="auto" style:column-width="5.295cm"/>
    </style:style>
    <style:style style:name="co8" style:family="table-column">
      <style:table-column-properties fo:break-before="auto" style:column-width="2.558cm"/>
    </style:style>
    <style:style style:name="co9" style:family="table-column">
      <style:table-column-properties fo:break-before="auto" style:column-width="5.636cm"/>
    </style:style>
    <style:style style:name="co10" style:family="table-column">
      <style:table-column-properties fo:break-before="auto" style:column-width="5.173cm"/>
    </style:style>
    <style:style style:name="co11" style:family="table-column">
      <style:table-column-properties fo:break-before="auto" style:column-width="3.512cm"/>
    </style:style>
    <style:style style:name="co12" style:family="table-column">
      <style:table-column-properties fo:break-before="auto" style:column-width="14.573cm"/>
    </style:style>
    <style:style style:name="co13" style:family="table-column">
      <style:table-column-properties fo:break-before="auto" style:column-width="3.621cm"/>
    </style:style>
    <style:style style:name="co14" style:family="table-column">
      <style:table-column-properties fo:break-before="auto" style:column-width="18.736cm"/>
    </style:style>
    <style:style style:name="co15" style:family="table-column">
      <style:table-column-properties fo:break-before="auto" style:column-width="16.515cm"/>
    </style:style>
    <style:style style:name="co16" style:family="table-column">
      <style:table-column-properties fo:break-before="auto" style:column-width="1.656cm"/>
    </style:style>
    <style:style style:name="co17" style:family="table-column">
      <style:table-column-properties fo:break-before="auto" style:column-width="3.501cm"/>
    </style:style>
    <style:style style:name="co18" style:family="table-column">
      <style:table-column-properties fo:break-before="auto" style:column-width="5.228cm"/>
    </style:style>
    <style:style style:name="co19" style:family="table-column">
      <style:table-column-properties fo:break-before="auto" style:column-width="3.78cm"/>
    </style:style>
    <style:style style:name="co20" style:family="table-column">
      <style:table-column-properties fo:break-before="auto" style:column-width="3.582cm"/>
    </style:style>
    <style:style style:name="co21" style:family="table-column">
      <style:table-column-properties fo:break-before="auto" style:column-width="0.871cm"/>
    </style:style>
    <style:style style:name="co22" style:family="table-column">
      <style:table-column-properties fo:break-before="auto" style:column-width="1.088cm"/>
    </style:style>
    <style:style style:name="co23" style:family="table-column">
      <style:table-column-properties fo:break-before="auto" style:column-width="2.337cm"/>
    </style:style>
    <style:style style:name="co24" style:family="table-column">
      <style:table-column-properties fo:break-before="auto" style:column-width="2.496cm"/>
    </style:style>
    <style:style style:name="co25" style:family="table-column">
      <style:table-column-properties fo:break-before="auto" style:column-width="4.861cm"/>
    </style:style>
    <style:style style:name="co26" style:family="table-column">
      <style:table-column-properties fo:break-before="auto" style:column-width="1.309cm"/>
    </style:style>
    <style:style style:name="co27" style:family="table-column">
      <style:table-column-properties fo:break-before="auto" style:column-width="2.267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Foglio1" table:style-name="ta1" table:print="false">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default-cell-style-name="Default"/>
        <table:table-column table:style-name="co5" table:visibility="collapse" table:number-columns-repeated="2"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8" table:visibility="collapse" table:default-cell-style-name="Default"/>
        <table:table-column table:style-name="co8" table:default-cell-style-name="Default"/>
        <table:table-column table:style-name="co9" table:default-cell-style-name="Default"/>
        <table:table-column table:style-name="co10" table:visibility="collapse" table:default-cell-style-name="Default"/>
        <table:table-column table:style-name="co11" table:default-cell-style-name="Default"/>
        <table:table-column table:style-name="co12" table:visibility="collapse" table:number-columns-repeated="2" table:default-cell-style-name="Default"/>
        <table:table-column table:style-name="co13" table:default-cell-style-name="Default"/>
        <table:table-column table:style-name="co14" table:visibility="collapse" table:number-columns-repeated="3" table:default-cell-style-name="Default"/>
        <table:table-column table:style-name="co15" table:visibility="collapse" table:number-columns-repeated="2" table:default-cell-style-name="Default"/>
        <table:table-column table:style-name="co16" table:default-cell-style-name="Default"/>
        <table:table-column table:style-name="co17" table:visibility="collapse" table:number-columns-repeated="2" table:default-cell-style-name="Default"/>
        <table:table-column table:style-name="co17"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1"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row>
        <table:table-row table:style-name="ro1">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number-columns-repeated="3" office:value-type="float" office:value="40">
            <text:p>4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40">
            <text:p>4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 </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 </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 </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45</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 </text:p>
          </table:table-cell>
          <table:table-cell office:value-type="string">
            <text:p>Indische Spezialitäten </text:p>
          </table:table-cell>
          <table:table-cell office:value-type="string">
            <text:p>Indian specialities </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5 - 20</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 </text:p>
          </table:table-cell>
          <table:table-cell office:value-type="string">
            <text:p>Montag </text:p>
          </table:table-cell>
          <table:table-cell office:value-type="string">
            <text:p>Monday </text:p>
          </table:table-cell>
          <table:table-cell office:value-type="string">
            <text:p>12 (bibite escluse) </text:p>
          </table:table-cell>
          <table:table-cell office:value-type="string">
            <text:p>12 (außer Getränke) </text:p>
          </table:table-cell>
          <table:table-cell office:value-type="string">
            <text:p>12 (drinks not included) </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number-columns-repeated="3"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number-columns-repeated="3" office:value-type="float" office:value="24">
            <text:p>24</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 </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number-columns-repeated="3" office:value-type="float" office:value="15">
            <text:p>15</text:p>
          </table:table-cell>
          <table:table-cell office:value-type="string">
            <text:p>Piattaforma elevatrice; Ingresso con gradini; Servizi igienici dedicati; </text:p>
          </table:table-cell>
          <table:table-cell office:value-type="string">
            <text:p>Hebefläche; Eingang mit Stufen; behindertengerechte Toiletten; </text:p>
          </table:table-cell>
          <table:table-cell office:value-type="string">
            <text:p>Platform lift; entrance with steps; disabled toilets; </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30</text:p>
          </table:table-cell>
          <table:table-cell office:value-type="string">
            <text:p>Rampa di accesso; Piattaforma elevatrice; Ascensore; Servizi igienici dedicati; </text:p>
          </table:table-cell>
          <table:table-cell office:value-type="string">
            <text:p>Zufahrtsrampe; Hebefläche; Aufzug, behindertengerechte Toiletten; </text:p>
          </table:table-cell>
          <table:table-cell office:value-type="string">
            <text:p>Access ramp; platform lift; lift; disabled toilets; </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5">
            <text:p>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23/05/2014 12:00 AM +0100</text:p>
          </table:table-cell>
          <table:table-cell office:value-type="float" office:value="0">
            <text:p>0</text:p>
          </table:table-cell>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3-30</text:p>
          </table:table-cell>
          <table:table-cell office:value-type="string">
            <text:p>23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number-columns-repeated="3" office:value-type="string">
            <text:p>30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number-columns-repeated="3" office:value-type="string">
            <text:p>25 - 35</text:p>
          </table:table-cell>
          <table:table-cell office:value-type="string">
            <text:p>Parcheggio; Rampa di accesso; Ascensore; </text:p>
          </table:table-cell>
          <table:table-cell office:value-type="string">
            <text:p>Parkplatz, Zufahrtsrampe; Aufzug </text:p>
          </table:table-cell>
          <table:table-cell office:value-type="string">
            <text:p>Car park; access ramp; lift; </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number-columns-repeated="3" office:value-type="string">
            <text:p>13 - 1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china 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office:value-type="string">
            <text:p>20 - 25 bevande incluse</text:p>
          </table:table-cell>
          <table:table-cell office:value-type="string">
            <text:p>20 - 25 Getränke inbegriffen </text:p>
          </table:table-cell>
          <table:table-cell office:value-type="string">
            <text:p>20 – 25 drinks not included</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number-columns-repeated="3" office:value-type="float" office:value="9">
            <text:p>9</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8">
            <text:p>28</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iattaforma elevatrice; Servizi igienici dedicati; </text:p>
          </table:table-cell>
          <table:table-cell office:value-type="string">
            <text:p>Hebefläche; behindertengerechte Toiletten; </text:p>
          </table:table-cell>
          <table:table-cell office:value-type="string">
            <text:p>Platform lift; disabled toilets; </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Rampa di accesso; Piattaforma elevatrice; Ascensore; Servizi igienici dedicati; </text:p>
          </table:table-cell>
          <table:table-cell office:value-type="string">
            <text:p>Parkplatz; Zufahrtsrampe; Hebefläche, Aufzug, behindertengerechte Toiletten; </text:p>
          </table:table-cell>
          <table:table-cell office:value-type="string">
            <text:p>Car park; access ramp; platform lift; lift; disabled toilets; </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office:value-type="string">
            <text:p>Restaurant; Pizzeria; Osteria</text:p>
          </table:table-cell>
          <table:table-cell office:value-type="string">
            <text:p>Restaurant; Pizzeria; Osteria </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Rampa di accesso; Piattaforma elevatrice; Servizi igienici dedicati; </text:p>
          </table:table-cell>
          <table:table-cell office:value-type="string">
            <text:p>Zufahrtsrampe; Hebefläche; behindertengerechte Toiletten; </text:p>
          </table:table-cell>
          <table:table-cell office:value-type="string">
            <text:p>Access ramp; platform lift; disabled toilets; </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3" office:value-type="string">
            <text:p>30 - 4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L GUSTO DELLA COOPERAZIONE </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table:number-columns-repeated="3" office:value-type="string">
            <text:p>30/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08/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number-columns-repeated="3" office:value-type="float" office:value="10">
            <text:p>10</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25">
            <text:p>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office:value-type="string">
            <text:p>dai 20 ai 30</text:p>
          </table:table-cell>
          <table:table-cell office:value-type="string">
            <text:p>von 20 bis 30</text:p>
          </table:table-cell>
          <table:table-cell office:value-type="string">
            <text:p>from 20 to 30</text:p>
          </table:table-cell>
          <table:table-cell office:value-type="string">
            <text:p>Ingresso con gradini; </text:p>
          </table:table-cell>
          <table:table-cell office:value-type="string">
            <text:p>Eingang mit Stufen; </text:p>
          </table:table-cell>
          <table:table-cell office:value-type="string">
            <text:p>Entrance with steps; </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number-columns-repeated="3" office:value-type="float" office:value="80">
            <text:p>8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table:number-columns-repeated="2"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0">
            <text:p>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number-columns-repeated="3"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 </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5 - 3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25</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number-columns-repeated="3" office:value-type="string">
            <text:p>20 - 35</text:p>
          </table:table-cell>
          <table:table-cell office:value-type="string">
            <text:p>Rampa di accesso; Piattaforma elevatrice; Ingresso con gradini; Servizi igienici dedicati; </text:p>
          </table:table-cell>
          <table:table-cell office:value-type="string">
            <text:p>Zufahrtsrampe; Hebefläche; Eingang mit Stufen; behindertengerechte Toiletten; </text:p>
          </table:table-cell>
          <table:table-cell office:value-type="string">
            <text:p>Access ramp; platform lift; entrance with steps; disabled toilets; </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itre dai 6</text:p>
          </table:table-cell>
          <table:table-cell office:value-type="string">
            <text:p>ab 6</text:p>
          </table:table-cell>
          <table:table-cell office:value-type="string">
            <text:p>from 6</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20 - 25</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 </text:p>
          </table:table-cell>
          <table:table-cell office:value-type="string">
            <text:p>Zufahrtsrampe; </text:p>
          </table:table-cell>
          <table:table-cell office:value-type="string">
            <text:p>Access ramp; </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number-columns-repeated="3" office:value-type="float" office:value="11">
            <text:p>11</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table:number-columns-repeated="4"/>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string">
            <text:p>20 -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number-columns-repeated="3" office:value-type="float" office:value="20">
            <text:p>20</text:p>
          </table:table-cell>
          <table:table-cell office:value-type="string">
            <text:p>Parcheggio; Ingresso con gradini; </text:p>
          </table:table-cell>
          <table:table-cell office:value-type="string">
            <text:p>Parkplatz; Eingang mit Stufen; </text:p>
          </table:table-cell>
          <table:table-cell office:value-type="string">
            <text:p>Car park; entrance with steps; </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10/12/12</text:p>
          </table:table-cell>
          <table:table-cell office:value-type="string">
            <text:p>Rampa di accesso; Servizi igienici dedicati; </text:p>
          </table:table-cell>
          <table:table-cell office:value-type="string">
            <text:p>Zufahrtsrampe; behindertengerechte Toiletten; </text:p>
          </table:table-cell>
          <table:table-cell office:value-type="string">
            <text:p>Access ramp; disabled toilets; </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number-columns-repeated="4"/>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8">
            <text:p>8</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table:number-columns-repeated="4"/>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number-columns-repeated="2" office:value-type="string">
            <text:p>15-50</text:p>
          </table:table-cell>
          <table:table-cell office:value-type="string">
            <text:p>15 -50</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 </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table:number-columns-repeated="3" office:value-type="string">
            <text:p>10/12/12</text:p>
          </table:table-cell>
          <table:table-cell office:value-type="string">
            <text:p>Ingresso con gradini; Servizi igienici dedicati; </text:p>
          </table:table-cell>
          <table:table-cell office:value-type="string">
            <text:p>Eingang mit Stufen; behindertengerechte Toiletten; </text:p>
          </table:table-cell>
          <table:table-cell office:value-type="string">
            <text:p>Entrance with steps; disabled toilets; </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 </text:p>
          </table:table-cell>
          <table:table-cell office:value-type="string">
            <text:p>Japanische und chinesische Spezialitäten </text:p>
          </table:table-cell>
          <table:table-cell office:value-type="string">
            <text:p>Japanese and Chinese specialities </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10"/>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23/05/2014 12:00 AM +0100</text:p>
          </table:table-cell>
          <table:table-cell office:value-type="float" office:value="0">
            <text:p>0</text:p>
          </table:table-cell>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 </text:p>
          </table:table-cell>
          <table:table-cell office:value-type="string">
            <text:p>Japanische Spezialitäten </text:p>
          </table:table-cell>
          <table:table-cell office:value-type="string">
            <text:p>Japanese specialities </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number-columns-repeated="3" office:value-type="float" office:value="25">
            <text:p>2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sushi 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9 (primi), 12,50-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30-35</text:p>
          </table:table-cell>
          <table:table-cell office:value-type="string">
            <text:p>30 -3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20</text:p>
          </table:table-cell>
          <table:table-cell table:number-columns-repeated="2"/>
          <table:table-cell office:value-type="string">
            <text:p>Parcheggio; Rampa di accesso; </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 </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BOSCO INCANTATO </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35</text:p>
          </table:table-cell>
          <table:table-cell office:value-type="string">
            <text:p>25 -3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table:number-columns-repeated="2" office:value-type="string">
            <text:p>25-40</text:p>
          </table:table-cell>
          <table:table-cell office:value-type="string">
            <text:p>25 - 4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5-50</text:p>
          </table:table-cell>
          <table:table-cell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 </text:p>
          </table:table-cell>
          <table:table-cell table:number-columns-repeated="2" office:value-type="string">
            <text:p>Restaurant; Pizzeria </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number-columns-repeated="3" office:value-type="float" office:value="11">
            <text:p>11</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15 (pranzo), 15-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number-columns-repeated="3" office:value-type="string">
            <text:p>12/05/00</text:p>
          </table:table-cell>
          <table:table-cell office:value-type="string">
            <text:p>Parcheggio; </text:p>
          </table:table-cell>
          <table:table-cell office:value-type="string">
            <text:p>Parkplatz; </text:p>
          </table:table-cell>
          <table:table-cell office:value-type="string">
            <text:p>Car park; </text:p>
          </table:table-cell>
          <table:table-cell table:number-columns-repeated="4"/>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 </text:p>
          </table:table-cell>
          <table:table-cell office:value-type="string">
            <text:p>immer geöffnet </text:p>
          </table:table-cell>
          <table:table-cell office:value-type="string">
            <text:p>always open </text:p>
          </table:table-cell>
          <table:table-cell table:number-columns-repeated="3" office:value-type="float" office:value="15">
            <text:p>15</text:p>
          </table:table-cell>
          <table:table-cell office:value-type="string">
            <text:p>Parcheggio; Rampa di accesso; Piattaforma elevatrice; Ingresso con gradini; Servizi igienici dedicati; </text:p>
          </table:table-cell>
          <table:table-cell office:value-type="string">
            <text:p>Parkplatz, Zufahrtsrampe, Hebefläche; Eingang mit Stufen; behindertengerechte Toiletten; </text:p>
          </table:table-cell>
          <table:table-cell office:value-type="string">
            <text:p>Car park; access ramp; platform lift; entrance with steps; disabled toilets; </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 </text:p>
          </table:table-cell>
          <table:table-cell office:value-type="string">
            <text:p>immer geöffnet </text:p>
          </table:table-cell>
          <table:table-cell office:value-type="string">
            <text:p>always open</text:p>
          </table:table-cell>
          <table:table-cell table:number-columns-repeated="3"/>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20-40</text:p>
          </table:table-cell>
          <table:table-cell office:value-type="string">
            <text:p>20 - 4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50</text:p>
          </table:table-cell>
          <table:table-cell office:value-type="string">
            <text:p>15 - 50</text:p>
          </table:table-cell>
          <table:table-cell office:value-type="string">
            <text:p>Parcheggio; </text:p>
          </table:table-cell>
          <table:table-cell office:value-type="string">
            <text:p>Parkplatz; </text:p>
          </table:table-cell>
          <table:table-cell office:value-type="string">
            <text:p>Car park; </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float" office:value="15">
            <text:p>15</text:p>
          </table:table-cell>
          <table:table-cell office:value-type="string">
            <text:p>Parcheggio; Rampa di accesso; Piattaforma elevatrice; Servizi igienici dedicati; </text:p>
          </table:table-cell>
          <table:table-cell office:value-type="string">
            <text:p>Parkplatz; Zufahrtsrampe; Hebefläche; behindertengerechte Toiletten; </text:p>
          </table:table-cell>
          <table:table-cell office:value-type="string">
            <text:p>Car-park; access ramp; platform lift; disabled toilets; </text:p>
          </table:table-cell>
          <table:table-cell table:number-columns-repeated="4"/>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 </text:p>
          </table:table-cell>
          <table:table-cell office:value-type="string">
            <text:p>Parkplatz; </text:p>
          </table:table-cell>
          <table:table-cell office:value-type="string">
            <text:p>Car park; </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office:value-type="string">
            <text:p>Pranzo da 6,00 a 10,00 - Cena da 10,00 a 25,00</text:p>
          </table:table-cell>
          <table:table-cell office:value-type="string">
            <text:p>Mittagstisch von 6.00 bis 10.00 - Abendessen von 10.00 bis 25.00 </text:p>
          </table:table-cell>
          <table:table-cell office:value-type="string">
            <text:p>Lunch from 6.00 to 10.00 - Dinner from 10.00 to 25.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7,50-12</text:p>
          </table:table-cell>
          <table:table-cell office:value-type="string">
            <text:p>7.50 -12</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table:number-columns-repeated="3" office:value-type="string">
            <text:p>01/12/1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string">
            <text:p>01/12/25</text:p>
          </table:table-cell>
          <table:table-cell office:value-type="string">
            <text:p>Parcheggio; Ascensore; Ingresso con gradini; Servizi igienici dedicati; </text:p>
          </table:table-cell>
          <table:table-cell office:value-type="string">
            <text:p>Parkplatz; Aufzug; Eingang mit Stufen; behindertengerechte Toiletten; </text:p>
          </table:table-cell>
          <table:table-cell office:value-type="string">
            <text:p>Car-park; lift; entrance with steps; disabled toilets; </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5-30</text:p>
          </table:table-cell>
          <table:table-cell office:value-type="string">
            <text:p>25 -30</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Antipasti 6,00 - 8,00 Primi 7,50 - 12,00 Secondi 9,00 - 20,00</text:p>
          </table:table-cell>
          <table:table-cell office:value-type="string">
            <text:p>Vorspeise 6,00 - 8,00 erster Gang 7,50 - 12,00 Hauptgang 9,00 - 20,00</text:p>
          </table:table-cell>
          <table:table-cell office:value-type="string">
            <text:p>Starters 6.00 - 8.00 First courses 7.50 - 12.00 Main courses 9.00 - 20.00</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table:number-columns-repeated="2" office:value-type="string">
            <text:p>20-25</text:p>
          </table:table-cell>
          <table:table-cell office:value-type="string">
            <text:p>20 -25</text:p>
          </table:table-cell>
          <table:table-cell office:value-type="string">
            <text:p>Parcheggio; Piattaforma elevatrice; Ingresso con gradini; Servizi igienici dedicati; </text:p>
          </table:table-cell>
          <table:table-cell office:value-type="string">
            <text:p>Parkplatz; Hebefläche; Eingang mit Stufen; behindertengerechte Toiletten; </text:p>
          </table:table-cell>
          <table:table-cell office:value-type="string">
            <text:p>Car-park; platform lift; entrance with steps; disabled toilets; </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table:number-columns-repeated="3" office:value-type="string">
            <text:p>01/10/18</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10"/>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table:number-columns-repeated="3"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number-columns-repeated="3" office:value-type="float" office:value="13">
            <text:p>13</text:p>
          </table:table-cell>
          <table:table-cell office:value-type="string">
            <text:p>Parcheggio; Rampa di accesso; </text:p>
          </table:table-cell>
          <table:table-cell office:value-type="string">
            <text:p>Parkplatz; Zufahrtsrampe; </text:p>
          </table:table-cell>
          <table:table-cell office:value-type="string">
            <text:p>Car park; access ramp; </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number-columns-repeated="3" office:value-type="float" office:value="25">
            <text:p>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 </text:p>
          </table:table-cell>
          <table:table-cell office:value-type="string">
            <text:p>Parkplatz; Eingang mit Stufen; behindertengerechte Toiletten; </text:p>
          </table:table-cell>
          <table:table-cell office:value-type="string">
            <text:p>Car park; entrance with steps; disabled toilets; </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00 - 25,00 Pizzeria 10,00 - 15,00</text:p>
          </table:table-cell>
          <table:table-cell office:value-type="string">
            <text:p>20,00 - 25,00 - Pizzeria 10,00 - 15,00</text:p>
          </table:table-cell>
          <table:table-cell office:value-type="string">
            <text:p>20.00 - 25.00 Pizzeria 10.00 - 15.00</text:p>
          </table:table-cell>
          <table:table-cell office:value-type="string">
            <text:p>Rampa di accesso; Ascensore; Servizi igienici dedicati; </text:p>
          </table:table-cell>
          <table:table-cell office:value-type="string">
            <text:p>Zufahrtsrampe; Aufzug; behindertengerechte Toiletten; </text:p>
          </table:table-cell>
          <table:table-cell office:value-type="string">
            <text:p>Access ramp; lift; disabled toilets; </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30 (pasto completo)</text:p>
          </table:table-cell>
          <table:table-cell office:value-type="string">
            <text:p>25-30 (komplettes Essen)</text:p>
          </table:table-cell>
          <table:table-cell office:value-type="string">
            <text:p>25-30 (entire meal)</text:p>
          </table:table-cell>
          <table:table-cell office:value-type="string">
            <text:p>Parcheggio; Ascensore; Servizi igienici dedicati; </text:p>
          </table:table-cell>
          <table:table-cell office:value-type="string">
            <text:p>Parkplatz, Aufzug, behindertengerechte Toiletten; </text:p>
          </table:table-cell>
          <table:table-cell office:value-type="string">
            <text:p>Car park; lift; disabled toilets; </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 </text:p>
          </table:table-cell>
          <table:table-cell table:number-columns-repeated="2" office:value-type="string">
            <text:p>Restaurant </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35 (bevande escluse)</text:p>
          </table:table-cell>
          <table:table-cell office:value-type="string">
            <text:p>25-35 (außer Getränke)</text:p>
          </table:table-cell>
          <table:table-cell office:value-type="string">
            <text:p>25–35 (drinks not included)</text:p>
          </table:table-cell>
          <table:table-cell office:value-type="string">
            <text:p>Parcheggio; Rampa di accesso; Ingresso con gradini; Servizi igienici dedicati; </text:p>
          </table:table-cell>
          <table:table-cell office:value-type="string">
            <text:p>Parkplatz; Zufahrtsrampe; Eingang mit Treppen; behindertengerechte Toiletten; </text:p>
          </table:table-cell>
          <table:table-cell office:value-type="string">
            <text:p>Car-park; access ramp; entrance with steps; disabled toilets; </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 </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table:number-columns-repeated="3" office:value-type="string">
            <text:p>01/04/16</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 </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table:number-columns-repeated="2" office:value-type="string">
            <text:p>15-25</text:p>
          </table:table-cell>
          <table:table-cell office:value-type="string">
            <text:p>15 - 25</text:p>
          </table:table-cell>
          <table:table-cell office:value-type="string">
            <text:p>Parcheggio; Rampa di accesso; Ascensore; Servizi igienici dedicati; </text:p>
          </table:table-cell>
          <table:table-cell office:value-type="string">
            <text:p>Parkplatz; Zufahrtsrampe; Aufzug; behindertengerechte Toiletten; </text:p>
          </table:table-cell>
          <table:table-cell office:value-type="string">
            <text:p>Car park; access ramp; lift; disabled toilets; </text:p>
          </table:table-cell>
          <table:table-cell office:value-type="string">
            <text:p>candriai 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office:value-type="string">
            <text:p>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table:number-columns-repeated="2" office:value-type="string">
            <text:p>20-25</text:p>
          </table:table-cell>
          <table:table-cell office:value-type="string">
            <text:p>20 - 25</text:p>
          </table:table-cell>
          <table:table-cell office:value-type="string">
            <text:p>Parcheggio; Rampa di accesso; Servizi igienici dedicati; </text:p>
          </table:table-cell>
          <table:table-cell office:value-type="string">
            <text:p>Parkplatz, Zufahrtsrampe; behindertengerechte Toiletten; </text:p>
          </table:table-cell>
          <table:table-cell office:value-type="string">
            <text:p>Car park; access ramp; disabled toilets; </text:p>
          </table:table-cell>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number-columns-repeated="3" office:value-type="float" office:value="25">
            <text:p>25</text:p>
          </table:table-cell>
          <table:table-cell office:value-type="string">
            <text:p>Parcheggio; Servizi igienici dedicati; </text:p>
          </table:table-cell>
          <table:table-cell office:value-type="string">
            <text:p>Parkplatz; behindertengerechte Toiletten; </text:p>
          </table:table-cell>
          <table:table-cell office:value-type="string">
            <text:p>Car park, disabled toilets; </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 </text:p>
          </table:table-cell>
          <table:table-cell office:value-type="string">
            <text:p>Zufahrtsrampe; </text:p>
          </table:table-cell>
          <table:table-cell office:value-type="string">
            <text:p>Access ramp; </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table:number-columns-repeated="2" office:value-type="string">
            <text:p>15-20</text:p>
          </table:table-cell>
          <table:table-cell office:value-type="string">
            <text:p>15 -20</text:p>
          </table:table-cell>
          <table:table-cell office:value-type="string">
            <text:p>Parcheggio; Rampa di accesso; Ascensore; Ingresso con gradini; Servizi igienici dedicati; </text:p>
          </table:table-cell>
          <table:table-cell office:value-type="string">
            <text:p>Parkplatz: Zufahrtsrampe; Aufzug; Eingang mit Stufen; behindertengerechte Toiletten; </text:p>
          </table:table-cell>
          <table:table-cell office:value-type="string">
            <text:p>Car-park; access ramp; lift; entrance with steps; disabled toilets; </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 </text:p>
          </table:table-cell>
          <table:table-cell office:value-type="string">
            <text:p>11.30-15.00/18.00-23.00 Uhr </text:p>
          </table:table-cell>
          <table:table-cell office:value-type="string">
            <text:p>11.30am-3pm/6pm-11pm </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office:value-type="float" office:value="35">
            <text:p>35</text:p>
          </table:table-cell>
          <table:table-cell office:value-type="string">
            <text:p>Rampa di accesso; Ingresso con gradini; Servizi igienici dedicati; </text:p>
          </table:table-cell>
          <table:table-cell office:value-type="string">
            <text:p>Zufahrtsrampe; Eingang mit Stufen; behindertengerechte Toiletten; </text:p>
          </table:table-cell>
          <table:table-cell office:value-type="string">
            <text:p>Access ramp; entrance with steps; disabled toilets; </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 </text:p>
          </table:table-cell>
          <table:table-cell office:value-type="string">
            <text:p>Restaurant; Bierstube </text:p>
          </table:table-cell>
          <table:table-cell office:value-type="string">
            <text:p>Ristorante; pub </text:p>
          </table:table-cell>
          <table:table-cell office:value-type="string">
            <text:p>FORST</text:p>
          </table:table-cell>
          <table:table-cell office:value-type="string">
            <text:p>Via Oss Mazzurana 38, Trento </text:p>
          </table:table-cell>
          <table:table-cell office:value-type="string">
            <text:p>Via Oss Mazzurana 38, Trient, Italien </text:p>
          </table:table-cell>
          <table:table-cell office:value-type="string">
            <text:p>Via Oss Mazzurana 38, Trento Italy </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 </text:p>
          </table:table-cell>
          <table:table-cell office:value-type="string">
            <text:p>immer geöffnet </text:p>
          </table:table-cell>
          <table:table-cell office:value-type="string">
            <text:p>always open </text:p>
          </table:table-cell>
          <table:table-cell office:value-type="string">
            <text:p>15-25 euro</text:p>
          </table:table-cell>
          <table:table-cell office:value-type="string">
            <text:p>15-25 Euro</text:p>
          </table:table-cell>
          <table:table-cell office:value-type="string">
            <text:p>15-25 euros</text:p>
          </table:table-cell>
          <table:table-cell office:value-type="string">
            <text:p>Servizi igienici dedicati; </text:p>
          </table:table-cell>
          <table:table-cell office:value-type="string">
            <text:p>Behindertengerechte Toiletten; </text:p>
          </table:table-cell>
          <table:table-cell office:value-type="string">
            <text:p>Disabled toilets; </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6"/>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23/05/2014 12:00 AM +0100</text:p>
          </table:table-cell>
          <table:table-cell office:value-type="float" office:value="1">
            <text:p>1</text:p>
          </table:table-cell>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23/05/2014 12:00 AM +0100</text:p>
          </table:table-cell>
          <table:table-cell office:value-type="float" office:value="1">
            <text:p>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8.01.3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8:01:33.57</dc:date>
    <meta:generator>OpenOffice.org/3.4.1$Win32 OpenOffice.org_project/341m1$Build-9593</meta:generator>
    <meta:editing-duration>PT4H22M40S</meta:editing-duration>
    <meta:editing-cycles>14</meta:editing-cycles>
    <meta:document-statistic meta:table-count="1" meta:cell-count="3959" meta:object-count="0"/>
  </office:meta>
</office:document-meta>
</file>